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7e1e" officeooo:paragraph-rsid="000a7e1e"/>
    </style:style>
    <style:style style:name="P2" style:family="paragraph" style:parent-style-name="Standard">
      <style:paragraph-properties fo:text-align="start" style:justify-single-word="false"/>
      <style:text-properties officeooo:rsid="000a7e1e" officeooo:paragraph-rsid="000a7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a7e1e" officeooo:paragraph-rsid="000a7e1e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text-align="end" style:justify-single-word="false"/>
      <style:text-properties officeooo:rsid="000b3194" officeooo:paragraph-rsid="000b3194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 LAB ASSIGNMENT – 3</text:p>
      <text:p text:style-name="P1"/>
      <text:p text:style-name="P7">By:-<text:tab/><text:tab/><text:tab/><text:tab/></text:p>
      <text:p text:style-name="P7">Anshuman Singh<text:tab/></text:p>
      <text:p text:style-name="P7">Roll: 187107<text:tab/><text:tab/></text:p>
      <text:p text:style-name="P7">B.Tech CSE 3<text:span text:style-name="T9">rd</text:span> year<text:tab/></text:p>
      <text:p text:style-name="P7">Section A<text:tab/><text:tab/></text:p>
      <text:p text:style-name="P2"/>
      <text:p text:style-name="P2"/>
      <text:p text:style-name="P2">Q1. Missing data problem. Find the missing data elements and replace them with the avg of that attribute.</text:p>
      <text:p text:style-name="P2"/>
      <text:p text:style-name="P2">Sol:</text:p>
      <text:p text:style-name="P4"><text:span text:style-name="T1">#include</text:span><text:span text:style-name="T2">&lt;bits/stdc++.h&gt;</text:span></text:p>
      <text:p text:style-name="P3"><text:span text:style-name="T1">using</text:span> <text:span text:style-name="T3">namespace</text:span> <text:span text:style-name="T4">std</text:span>;</text:p>
      <text:p text:style-name="P3"><text:span text:style-name="T3">int</text:span> <text:span text:style-name="T5">main</text:span>()</text:p>
      <text:p text:style-name="P3">{</text:p>
      <text:p text:style-name="P3"><text:span text:style-name="T5">freopen</text:span>(<text:span text:style-name="T2">"dataset.txt"</text:span>,<text:span text:style-name="T2">"r"</text:span>,<text:span text:style-name="T3">stdin</text:span>);</text:p>
      <text:p text:style-name="P3"><text:span text:style-name="T5">freopen</text:span>(<text:span text:style-name="T2">"output.txt"</text:span>,<text:span text:style-name="T2">"w"</text:span>,<text:span text:style-name="T3">stdout</text:span>);</text:p>
      <text:p text:style-name="P3"><text:span text:style-name="T4">string</text:span> <text:span text:style-name="T6">dat</text:span>,<text:span text:style-name="T6">foravg</text:span>;</text:p>
      <text:p text:style-name="P3"><text:span text:style-name="T3">int</text:span> <text:span text:style-name="T6">avg</text:span>=<text:span text:style-name="T7">70</text:span>,<text:span text:style-name="T6">sum</text:span>=<text:span text:style-name="T7">0</text:span>,<text:span text:style-name="T6">count</text:span>=<text:span text:style-name="T7">0</text:span>;</text:p>
      <text:p text:style-name="P6"/>
      <text:p text:style-name="P3"><text:span text:style-name="T1">while</text:span>(<text:span text:style-name="T5">getline</text:span>(<text:span text:style-name="T6">cin</text:span>,<text:span text:style-name="T6">dat</text:span>)){</text:p>
      <text:p text:style-name="P3"><text:span text:style-name="T3">int</text:span> <text:span text:style-name="T6">i</text:span>=<text:span text:style-name="T7">0</text:span>;</text:p>
      <text:p text:style-name="P3"><text:span text:style-name="T1">while</text:span>(<text:span text:style-name="T6">dat</text:span><text:span text:style-name="T5">[</text:span><text:span text:style-name="T6">i</text:span><text:span text:style-name="T5">]</text:span>&gt;=<text:span text:style-name="T2">'0'</text:span>&amp;&amp;<text:span text:style-name="T6">dat</text:span><text:span text:style-name="T5">[</text:span><text:span text:style-name="T6">i</text:span><text:span text:style-name="T5">]</text:span>&lt;=<text:span text:style-name="T2">'9'</text:span>){</text:p>
      <text:p text:style-name="P3"><text:span text:style-name="T6">i</text:span>++;</text:p>
      <text:p text:style-name="P3">}</text:p>
      <text:p text:style-name="P3"><text:span text:style-name="T1">if</text:span>(<text:span text:style-name="T6">i</text:span>+<text:span text:style-name="T7">1</text:span>==<text:span text:style-name="T6">dat</text:span>.<text:span text:style-name="T5">length</text:span>()){</text:p>
      <text:p text:style-name="P3"><text:span text:style-name="T6">avg</text:span>=<text:span text:style-name="T6">sum</text:span>/<text:span text:style-name="T6">count</text:span>;</text:p>
      <text:p text:style-name="P3"><text:span text:style-name="T6">sum</text:span>=<text:span text:style-name="T6">sum</text:span>+<text:span text:style-name="T6">avg</text:span>;</text:p>
      <text:p text:style-name="P3"><text:span text:style-name="T6">count</text:span>++;</text:p>
      <text:p text:style-name="P3"><text:span text:style-name="T6">cout</text:span><text:span text:style-name="T5">&lt;&lt;</text:span><text:span text:style-name="T6">dat</text:span><text:span text:style-name="T5">&lt;&lt;</text:span><text:span text:style-name="T6">avg</text:span>;</text:p>
      <text:p text:style-name="P3">}</text:p>
      <text:p text:style-name="P3"><text:span text:style-name="T1">else</text:span>{</text:p>
      <text:p text:style-name="P3"><text:span text:style-name="T6">cout</text:span><text:span text:style-name="T5">&lt;&lt;</text:span><text:span text:style-name="T6">dat</text:span>;</text:p>
      <text:p text:style-name="P3"><text:span text:style-name="T3">int</text:span> <text:span text:style-name="T6">t</text:span>;</text:p>
      <text:p text:style-name="P3"><text:span text:style-name="T4">stringstream</text:span> <text:span text:style-name="T6">stream</text:span>(<text:span text:style-name="T6">dat</text:span>.<text:span text:style-name="T5">substr</text:span>(<text:span text:style-name="T6">i</text:span>+<text:span text:style-name="T7">1</text:span>));</text:p>
      <text:p text:style-name="P3"><text:span text:style-name="T6">stream</text:span><text:span text:style-name="T5">&gt;&gt;</text:span><text:span text:style-name="T6">t</text:span>;</text:p>
      <text:p text:style-name="P5">//cout&lt;&lt;" "&lt;&lt;dat.substr(i+1);</text:p>
      <text:p text:style-name="P3"><text:span text:style-name="T6">sum</text:span>+=<text:span text:style-name="T6">t</text:span>;</text:p>
      <text:p text:style-name="P3"><text:span text:style-name="T6">count</text:span>++;</text:p>
      <text:p text:style-name="P3">}</text:p>
      <text:p text:style-name="P3"><text:span text:style-name="T6">cout</text:span><text:span text:style-name="T5">&lt;&lt;</text:span><text:span text:style-name="T2">"</text:span><text:span text:style-name="T8">\n</text:span><text:span text:style-name="T2">"</text:span>;</text:p>
      <text:p text:style-name="P3">}</text:p>
      <text:p text:style-name="P3"><text:span text:style-name="T1">return</text:span> <text:span text:style-name="T7">0</text:span>;</text:p>
      <text:p text:style-name="P3">}</text:p>
      <text:p text:style-name="P2"/>
      <text:p text:style-name="P2">Input:</text:p>
      <text:p text:style-name="P2">001 67</text:p>
      <text:p text:style-name="P2">002 82</text:p>
      <text:p text:style-name="P2">003 </text:p>
      <text:p text:style-name="P2"><text:soft-page-break/>004 75</text:p>
      <text:p text:style-name="P2">005 91</text:p>
      <text:p text:style-name="P2">006 59</text:p>
      <text:p text:style-name="P2">007 </text:p>
      <text:p text:style-name="P2">008 86</text:p>
      <text:p text:style-name="P2">009 62</text:p>
      <text:p text:style-name="P2"/>
      <text:p text:style-name="P2">Output:</text:p>
      <text:p text:style-name="P2">001 67</text:p>
      <text:p text:style-name="P2">002 82</text:p>
      <text:p text:style-name="P2">003 74</text:p>
      <text:p text:style-name="P2">004 75</text:p>
      <text:p text:style-name="P2">005 91</text:p>
      <text:p text:style-name="P2">006 59</text:p>
      <text:p text:style-name="P2">007 74</text:p>
      <text:p text:style-name="P2">008 86</text:p>
      <text:p text:style-name="P2">009 62</text:p>
      <text:p text:style-name="P2"/>
      <text:p text:style-name="P2">Q2. Missing value problem. Find the missing data elements and replace them with a global constant.</text:p>
      <text:p text:style-name="P2"/>
      <text:p text:style-name="P2">Sol:</text:p>
      <text:p text:style-name="P4"><text:span text:style-name="T1">#include</text:span><text:span text:style-name="T2">&lt;bits/stdc++.h&gt;</text:span></text:p>
      <text:p text:style-name="P3"><text:span text:style-name="T1">using</text:span> <text:span text:style-name="T3">namespace</text:span> <text:span text:style-name="T4">std</text:span>;</text:p>
      <text:p text:style-name="P3"><text:span text:style-name="T3">int</text:span> <text:span text:style-name="T5">main</text:span>()</text:p>
      <text:p text:style-name="P3">{</text:p>
      <text:p text:style-name="P3"><text:span text:style-name="T5">freopen</text:span>(<text:span text:style-name="T2">"dataset.txt"</text:span>,<text:span text:style-name="T2">"r"</text:span>,<text:span text:style-name="T3">stdin</text:span>);</text:p>
      <text:p text:style-name="P3"><text:span text:style-name="T5">freopen</text:span>(<text:span text:style-name="T2">"output.txt"</text:span>,<text:span text:style-name="T2">"w"</text:span>,<text:span text:style-name="T3">stdout</text:span>);</text:p>
      <text:p text:style-name="P3"><text:span text:style-name="T4">string</text:span> <text:span text:style-name="T6">dat</text:span>,<text:span text:style-name="T6">foravg</text:span>;</text:p>
      <text:p text:style-name="P3"><text:span text:style-name="T3">int</text:span> <text:span text:style-name="T6">avg</text:span>=<text:span text:style-name="T7">70</text:span>,<text:span text:style-name="T6">sum</text:span>=<text:span text:style-name="T7">0</text:span>,<text:span text:style-name="T6">count</text:span>=<text:span text:style-name="T7">0</text:span>;</text:p>
      <text:p text:style-name="P6"/>
      <text:p text:style-name="P3"><text:span text:style-name="T1">while</text:span>(<text:span text:style-name="T5">getline</text:span>(<text:span text:style-name="T6">cin</text:span>,<text:span text:style-name="T6">dat</text:span>)){</text:p>
      <text:p text:style-name="P3"><text:span text:style-name="T3">int</text:span> <text:span text:style-name="T6">i</text:span>=<text:span text:style-name="T7">0</text:span>;</text:p>
      <text:p text:style-name="P3"><text:span text:style-name="T1">while</text:span>(<text:span text:style-name="T6">dat</text:span><text:span text:style-name="T5">[</text:span><text:span text:style-name="T6">i</text:span><text:span text:style-name="T5">]</text:span>&gt;=<text:span text:style-name="T2">'0'</text:span>&amp;&amp;<text:span text:style-name="T6">dat</text:span><text:span text:style-name="T5">[</text:span><text:span text:style-name="T6">i</text:span><text:span text:style-name="T5">]</text:span>&lt;=<text:span text:style-name="T2">'9'</text:span>){</text:p>
      <text:p text:style-name="P3"><text:span text:style-name="T6">i</text:span>++;</text:p>
      <text:p text:style-name="P3">}</text:p>
      <text:p text:style-name="P3"><text:span text:style-name="T1">if</text:span>(<text:span text:style-name="T6">i</text:span>+<text:span text:style-name="T7">1</text:span>==<text:span text:style-name="T6">dat</text:span>.<text:span text:style-name="T5">length</text:span>()){</text:p>
      <text:p text:style-name="P3"><text:span text:style-name="T6">cout</text:span><text:span text:style-name="T5">&lt;&lt;</text:span><text:span text:style-name="T6">dat</text:span><text:span text:style-name="T5">&lt;&lt;</text:span><text:span text:style-name="T6">avg</text:span>;</text:p>
      <text:p text:style-name="P3">}</text:p>
      <text:p text:style-name="P3"><text:span text:style-name="T1">else</text:span>{</text:p>
      <text:p text:style-name="P3"><text:span text:style-name="T6">cout</text:span><text:span text:style-name="T5">&lt;&lt;</text:span><text:span text:style-name="T6">dat</text:span>;</text:p>
      <text:p text:style-name="P3">}</text:p>
      <text:p text:style-name="P3"><text:span text:style-name="T6">cout</text:span><text:span text:style-name="T5">&lt;&lt;</text:span><text:span text:style-name="T2">"</text:span><text:span text:style-name="T8">\n</text:span><text:span text:style-name="T2">"</text:span>;</text:p>
      <text:p text:style-name="P3">}</text:p>
      <text:p text:style-name="P3"><text:span text:style-name="T1">return</text:span> <text:span text:style-name="T7">0</text:span>;</text:p>
      <text:p text:style-name="P3">}</text:p>
      <text:p text:style-name="P2"/>
      <text:p text:style-name="P2">Input:</text:p>
      <text:p text:style-name="P2">001 67</text:p>
      <text:p text:style-name="P2">002 82</text:p>
      <text:p text:style-name="P2">003 </text:p>
      <text:p text:style-name="P2">004 75</text:p>
      <text:p text:style-name="P2"><text:soft-page-break/>005 91</text:p>
      <text:p text:style-name="P2">006 59</text:p>
      <text:p text:style-name="P2">007 </text:p>
      <text:p text:style-name="P2">008 86</text:p>
      <text:p text:style-name="P2">009 62</text:p>
      <text:p text:style-name="P2"/>
      <text:p text:style-name="P2"/>
      <text:p text:style-name="P2">Output:</text:p>
      <text:p text:style-name="P2">001 67</text:p>
      <text:p text:style-name="P2">002 82</text:p>
      <text:p text:style-name="P2">003 70</text:p>
      <text:p text:style-name="P2">004 75</text:p>
      <text:p text:style-name="P2">005 91</text:p>
      <text:p text:style-name="P2">006 59</text:p>
      <text:p text:style-name="P2">007 70</text:p>
      <text:p text:style-name="P2">008 86</text:p>
      <text:p text:style-name="P2">009 62</text:p>
      <text:p text:style-name="P2"/>
      <text:p text:style-name="P2">Q3. Noisy data problem. Use binning technique to remove noise data. Use smooth by bin means method.</text:p>
      <text:p text:style-name="P2"/>
      <text:p text:style-name="P2">Sol:</text:p>
      <text:p text:style-name="P4"><text:span text:style-name="T1">#include</text:span><text:span text:style-name="T2">&lt;bits/stdc++.h&gt;</text:span></text:p>
      <text:p text:style-name="P3"><text:span text:style-name="T1">using</text:span> <text:span text:style-name="T3">namespace</text:span> <text:span text:style-name="T4">std</text:span>;</text:p>
      <text:p text:style-name="P3"><text:span text:style-name="T3">int</text:span> <text:span text:style-name="T5">main</text:span>()</text:p>
      <text:p text:style-name="P3">{</text:p>
      <text:p text:style-name="P3"><text:span text:style-name="T5">freopen</text:span>(<text:span text:style-name="T2">"input.txt"</text:span>,<text:span text:style-name="T2">"r"</text:span>,<text:span text:style-name="T3">stdin</text:span>);</text:p>
      <text:p text:style-name="P3"><text:span text:style-name="T5">freopen</text:span>(<text:span text:style-name="T2">"output.txt"</text:span>,<text:span text:style-name="T2">"w"</text:span>,<text:span text:style-name="T3">stdout</text:span>);</text:p>
      <text:p text:style-name="P3"><text:span text:style-name="T4">string</text:span> <text:span text:style-name="T6">dat</text:span>;</text:p>
      <text:p text:style-name="P3"><text:span text:style-name="T4">vector</text:span>&lt;<text:span text:style-name="T3">int</text:span>&gt; <text:span text:style-name="T6">val</text:span>;</text:p>
      <text:p text:style-name="P3"><text:span text:style-name="T3">int</text:span> <text:span text:style-name="T6">num_bins</text:span>=<text:span text:style-name="T7">3</text:span>;</text:p>
      <text:p text:style-name="P6"/>
      <text:p text:style-name="P3"><text:span text:style-name="T1">while</text:span>(<text:span text:style-name="T6">cin</text:span><text:span text:style-name="T5">&gt;&gt;</text:span><text:span text:style-name="T6">dat</text:span>){</text:p>
      <text:p text:style-name="P3"><text:span text:style-name="T3">int</text:span> <text:span text:style-name="T6">t</text:span>;</text:p>
      <text:p text:style-name="P3"><text:span text:style-name="T4">stringstream</text:span> <text:span text:style-name="T6">stream</text:span>(<text:span text:style-name="T6">dat</text:span>);</text:p>
      <text:p text:style-name="P3"><text:span text:style-name="T6">stream</text:span><text:span text:style-name="T5">&gt;&gt;</text:span><text:span text:style-name="T6">t</text:span>;</text:p>
      <text:p text:style-name="P3"><text:span text:style-name="T6">val</text:span>.<text:span text:style-name="T5">push_back</text:span>(<text:span text:style-name="T6">t</text:span>);</text:p>
      <text:p text:style-name="P3">}</text:p>
      <text:p text:style-name="P3"><text:span text:style-name="T5">sort</text:span>(<text:span text:style-name="T6">val</text:span>.<text:span text:style-name="T5">begin</text:span>(),<text:span text:style-name="T6">val</text:span>.<text:span text:style-name="T5">end</text:span>());</text:p>
      <text:p text:style-name="P3"><text:span text:style-name="T3">int</text:span> <text:span text:style-name="T6">width</text:span> = <text:span text:style-name="T6">val</text:span>.<text:span text:style-name="T5">size</text:span>()/<text:span text:style-name="T6">num_bins</text:span>;</text:p>
      <text:p text:style-name="P3"><text:span text:style-name="T1">for</text:span>(<text:span text:style-name="T3">int</text:span> <text:span text:style-name="T6">i</text:span>=<text:span text:style-name="T7">0</text:span>;<text:span text:style-name="T6">i</text:span>&lt;<text:span text:style-name="T6">val</text:span>.<text:span text:style-name="T5">size</text:span>();<text:span text:style-name="T6">i</text:span>++){</text:p>
      <text:p text:style-name="P3"><text:span text:style-name="T3">int</text:span> <text:span text:style-name="T6">avg</text:span>,<text:span text:style-name="T6">sum</text:span>=<text:span text:style-name="T7">0</text:span>,<text:span text:style-name="T6">c</text:span>=<text:span text:style-name="T7">0</text:span>;</text:p>
      <text:p text:style-name="P3"><text:span text:style-name="T1">for</text:span>(<text:span text:style-name="T3">int</text:span> <text:span text:style-name="T6">j</text:span>=<text:span text:style-name="T6">i</text:span>;<text:span text:style-name="T6">j</text:span>&lt;<text:span text:style-name="T6">i</text:span>+<text:span text:style-name="T6">width</text:span>;<text:span text:style-name="T6">j</text:span>++){</text:p>
      <text:p text:style-name="P3"><text:span text:style-name="T6">sum</text:span>+=<text:span text:style-name="T6">val</text:span><text:span text:style-name="T5">[</text:span><text:span text:style-name="T6">j</text:span><text:span text:style-name="T5">]</text:span>;</text:p>
      <text:p text:style-name="P3"><text:span text:style-name="T6">c</text:span>++;</text:p>
      <text:p text:style-name="P3">}</text:p>
      <text:p text:style-name="P3"><text:span text:style-name="T6">avg</text:span>=<text:span text:style-name="T6">sum</text:span>/<text:span text:style-name="T6">c</text:span>;</text:p>
      <text:p text:style-name="P3"><text:span text:style-name="T1">for</text:span>(<text:span text:style-name="T3">int</text:span> <text:span text:style-name="T6">j</text:span>=<text:span text:style-name="T6">i</text:span>;<text:span text:style-name="T6">j</text:span>&lt;<text:span text:style-name="T6">i</text:span>+<text:span text:style-name="T6">width</text:span>;<text:span text:style-name="T6">j</text:span>++){</text:p>
      <text:p text:style-name="P3"><text:span text:style-name="T6">val</text:span><text:span text:style-name="T5">[</text:span><text:span text:style-name="T6">j</text:span><text:span text:style-name="T5">]</text:span>=<text:span text:style-name="T6">avg</text:span>;</text:p>
      <text:p text:style-name="P3">}</text:p>
      <text:p text:style-name="P3"><text:span text:style-name="T6">i</text:span>=<text:span text:style-name="T6">i</text:span>+<text:span text:style-name="T6">width</text:span>-<text:span text:style-name="T7">1</text:span>;</text:p>
      <text:p text:style-name="P3"><text:soft-page-break/>}</text:p>
      <text:p text:style-name="P3"><text:span text:style-name="T1">for</text:span>(<text:span text:style-name="T3">int</text:span> <text:span text:style-name="T6">i</text:span>=<text:span text:style-name="T7">0</text:span>;<text:span text:style-name="T6">i</text:span>&lt;<text:span text:style-name="T6">val</text:span>.<text:span text:style-name="T5">size</text:span>();<text:span text:style-name="T6">i</text:span>++){</text:p>
      <text:p text:style-name="P3"><text:span text:style-name="T6">cout</text:span><text:span text:style-name="T5">&lt;&lt;</text:span><text:span text:style-name="T6">val</text:span><text:span text:style-name="T5">[</text:span><text:span text:style-name="T6">i</text:span><text:span text:style-name="T5">]&lt;&lt;</text:span><text:span text:style-name="T2">" "</text:span>;</text:p>
      <text:p text:style-name="P3">}</text:p>
      <text:p text:style-name="P3"><text:span text:style-name="T1">return</text:span> <text:span text:style-name="T7">0</text:span>;</text:p>
      <text:p text:style-name="P3">}</text:p>
      <text:p text:style-name="P2"/>
      <text:p text:style-name="P2">Input:</text:p>
      <text:p text:style-name="P2">1 5 2 7 23 45 13 23 57 52 24 17</text:p>
      <text:p text:style-name="P2"/>
      <text:p text:style-name="P2">Output:</text:p>
      <text:p text:style-name="P2">3 3 3 3 19 19 19 19 44 44 44 44 </text:p>
      <text:p text:style-name="P2"/>
      <text:p text:style-name="P2"/>
      <text:p text:style-name="P2">Q4. Noisy data problem. Use binning technique to remove noise data. Use smooth by bin boundaries method.</text:p>
      <text:p text:style-name="P2"/>
      <text:p text:style-name="P2">Sol:</text:p>
      <text:p text:style-name="P4"><text:span text:style-name="T1">#include</text:span><text:span text:style-name="T2">&lt;bits/stdc++.h&gt;</text:span></text:p>
      <text:p text:style-name="P3"><text:span text:style-name="T1">using</text:span> <text:span text:style-name="T3">namespace</text:span> <text:span text:style-name="T4">std</text:span>;</text:p>
      <text:p text:style-name="P3"><text:span text:style-name="T3">int</text:span> <text:span text:style-name="T5">main</text:span>()</text:p>
      <text:p text:style-name="P3">{</text:p>
      <text:p text:style-name="P3"><text:span text:style-name="T5">freopen</text:span>(<text:span text:style-name="T2">"input.txt"</text:span>,<text:span text:style-name="T2">"r"</text:span>,<text:span text:style-name="T3">stdin</text:span>);</text:p>
      <text:p text:style-name="P3"><text:span text:style-name="T5">freopen</text:span>(<text:span text:style-name="T2">"output.txt"</text:span>,<text:span text:style-name="T2">"w"</text:span>,<text:span text:style-name="T3">stdout</text:span>);</text:p>
      <text:p text:style-name="P3"><text:span text:style-name="T4">string</text:span> <text:span text:style-name="T6">dat</text:span>;</text:p>
      <text:p text:style-name="P3"><text:span text:style-name="T4">vector</text:span>&lt;<text:span text:style-name="T3">int</text:span>&gt; <text:span text:style-name="T6">val</text:span>;</text:p>
      <text:p text:style-name="P3"><text:span text:style-name="T3">int</text:span> <text:span text:style-name="T6">num_bins</text:span>=<text:span text:style-name="T7">3</text:span>;</text:p>
      <text:p text:style-name="P6"/>
      <text:p text:style-name="P3"><text:span text:style-name="T1">while</text:span>(<text:span text:style-name="T6">cin</text:span><text:span text:style-name="T5">&gt;&gt;</text:span><text:span text:style-name="T6">dat</text:span>){</text:p>
      <text:p text:style-name="P3"><text:span text:style-name="T3">int</text:span> <text:span text:style-name="T6">t</text:span>;</text:p>
      <text:p text:style-name="P3"><text:span text:style-name="T4">stringstream</text:span> <text:span text:style-name="T6">stream</text:span>(<text:span text:style-name="T6">dat</text:span>);</text:p>
      <text:p text:style-name="P3"><text:span text:style-name="T6">stream</text:span><text:span text:style-name="T5">&gt;&gt;</text:span><text:span text:style-name="T6">t</text:span>;</text:p>
      <text:p text:style-name="P3"><text:span text:style-name="T6">val</text:span>.<text:span text:style-name="T5">push_back</text:span>(<text:span text:style-name="T6">t</text:span>);</text:p>
      <text:p text:style-name="P3">}</text:p>
      <text:p text:style-name="P3"><text:span text:style-name="T5">sort</text:span>(<text:span text:style-name="T6">val</text:span>.<text:span text:style-name="T5">begin</text:span>(),<text:span text:style-name="T6">val</text:span>.<text:span text:style-name="T5">end</text:span>());</text:p>
      <text:p text:style-name="P3"><text:span text:style-name="T3">int</text:span> <text:span text:style-name="T6">width</text:span> = <text:span text:style-name="T6">val</text:span>.<text:span text:style-name="T5">size</text:span>()/<text:span text:style-name="T6">num_bins</text:span>;</text:p>
      <text:p text:style-name="P3"><text:span text:style-name="T1">for</text:span>(<text:span text:style-name="T3">int</text:span> <text:span text:style-name="T6">i</text:span>=<text:span text:style-name="T7">0</text:span>;<text:span text:style-name="T6">i</text:span>&lt;<text:span text:style-name="T6">val</text:span>.<text:span text:style-name="T5">size</text:span>();<text:span text:style-name="T6">i</text:span>++){</text:p>
      <text:p text:style-name="P3"><text:span text:style-name="T1">for</text:span>(<text:span text:style-name="T3">int</text:span> <text:span text:style-name="T6">j</text:span>=<text:span text:style-name="T6">i</text:span>;<text:span text:style-name="T6">j</text:span>&lt;<text:span text:style-name="T6">i</text:span>+<text:span text:style-name="T6">width</text:span>;<text:span text:style-name="T6">j</text:span>++){</text:p>
      <text:p text:style-name="P3"><text:span text:style-name="T1">if</text:span>(<text:span text:style-name="T5">abs</text:span>(<text:span text:style-name="T6">val</text:span><text:span text:style-name="T5">[</text:span><text:span text:style-name="T6">j</text:span><text:span text:style-name="T5">]</text:span>-<text:span text:style-name="T6">val</text:span><text:span text:style-name="T5">[</text:span><text:span text:style-name="T6">i</text:span><text:span text:style-name="T5">]</text:span>)&lt;<text:span text:style-name="T5">abs</text:span>(<text:span text:style-name="T6">val</text:span><text:span text:style-name="T5">[</text:span><text:span text:style-name="T6">j</text:span><text:span text:style-name="T5">]</text:span>-<text:span text:style-name="T6">val</text:span><text:span text:style-name="T5">[</text:span><text:span text:style-name="T6">i</text:span>+<text:span text:style-name="T6">width</text:span>-<text:span text:style-name="T7">1</text:span><text:span text:style-name="T5">]</text:span>)){</text:p>
      <text:p text:style-name="P3"><text:span text:style-name="T6">val</text:span><text:span text:style-name="T5">[</text:span><text:span text:style-name="T6">j</text:span><text:span text:style-name="T5">]</text:span>=<text:span text:style-name="T6">val</text:span><text:span text:style-name="T5">[</text:span><text:span text:style-name="T6">i</text:span><text:span text:style-name="T5">]</text:span>;</text:p>
      <text:p text:style-name="P3">}</text:p>
      <text:p text:style-name="P3"><text:span text:style-name="T1">else</text:span>{</text:p>
      <text:p text:style-name="P3"><text:span text:style-name="T6">val</text:span><text:span text:style-name="T5">[</text:span><text:span text:style-name="T6">j</text:span><text:span text:style-name="T5">]</text:span>=<text:span text:style-name="T6">val</text:span><text:span text:style-name="T5">[</text:span><text:span text:style-name="T6">i</text:span>+<text:span text:style-name="T6">width</text:span>-<text:span text:style-name="T7">1</text:span><text:span text:style-name="T5">]</text:span>;</text:p>
      <text:p text:style-name="P3">}</text:p>
      <text:p text:style-name="P3">}</text:p>
      <text:p text:style-name="P3"><text:span text:style-name="T6">i</text:span>=<text:span text:style-name="T6">i</text:span>+<text:span text:style-name="T6">width</text:span>-<text:span text:style-name="T7">1</text:span>;</text:p>
      <text:p text:style-name="P3">}</text:p>
      <text:p text:style-name="P3"><text:span text:style-name="T1">for</text:span>(<text:span text:style-name="T3">int</text:span> <text:span text:style-name="T6">i</text:span>=<text:span text:style-name="T7">0</text:span>;<text:span text:style-name="T6">i</text:span>&lt;<text:span text:style-name="T6">val</text:span>.<text:span text:style-name="T5">size</text:span>();<text:span text:style-name="T6">i</text:span>++){</text:p>
      <text:p text:style-name="P3"><text:span text:style-name="T6">cout</text:span><text:span text:style-name="T5">&lt;&lt;</text:span><text:span text:style-name="T6">val</text:span><text:span text:style-name="T5">[</text:span><text:span text:style-name="T6">i</text:span><text:span text:style-name="T5">]&lt;&lt;</text:span><text:span text:style-name="T2">" "</text:span>;</text:p>
      <text:p text:style-name="P3">}</text:p>
      <text:p text:style-name="P3"><text:span text:style-name="T1">return</text:span> <text:span text:style-name="T7">0</text:span>;</text:p>
      <text:p text:style-name="P3"><text:soft-page-break/>}</text:p>
      <text:p text:style-name="P2"/>
      <text:p text:style-name="P2">Input:</text:p>
      <text:p text:style-name="P2">1 5 2 7 23 45 13 23 57 52 24 17</text:p>
      <text:p text:style-name="P2"/>
      <text:p text:style-name="P2">Output:</text:p>
      <text:p text:style-name="P2">1 1 7 7 13 13 23 23 24 57 57 5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0:15:47.849209682</meta:creation-date>
    <dc:date>2020-09-22T20:29:34.178799886</dc:date>
    <meta:editing-duration>PT3M26S</meta:editing-duration>
    <meta:editing-cycles>1</meta:editing-cycles>
    <meta:document-statistic meta:table-count="0" meta:image-count="0" meta:object-count="0" meta:page-count="5" meta:paragraph-count="184" meta:word-count="384" meta:character-count="2670" meta:non-whitespace-character-count="2453"/>
    <meta:generator>LibreOffice/6.0.7.3$Linux_X86_64 LibreOffice_project/00m0$Build-3</meta:generator>
  </office:meta>
</office:document-meta>
</file>